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20c" officeooo:paragraph-rsid="001f1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5:54.842625961</meta:creation-date>
    <dc:date>2017-09-14T12:26:06.835119829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